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984in"/>
    </style:style>
    <style:style style:name="co8" style:family="table-column">
      <style:table-column-properties fo:break-before="auto" style:column-width="0.2445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102in"/>
    </style:style>
    <style:style style:name="co11" style:family="table-column">
      <style:table-column-properties fo:break-before="auto" style:column-width="0.5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S200ABig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7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7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7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1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1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5/60*[.M7]" office:value-type="float" office:value="0.30375" calcext:value-type="float">
            <text:p>0.303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2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24" calcext:value-type="float">
            <text:p>3.24</text:p>
          </table:table-cell>
          <table:table-cell table:formula="of:=5/60*[.M8]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2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9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3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105" calcext:value-type="float">
            <text:p>3.105</text:p>
          </table:table-cell>
          <table:table-cell table:formula="of:=5/60*[.M10]" office:value-type="float" office:value="0.25875" calcext:value-type="float">
            <text:p>0.258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3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11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4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295" calcext:value-type="float">
            <text:p>2.295</text:p>
          </table:table-cell>
          <table:table-cell table:formula="of:=5/60*[.M12]" office:value-type="float" office:value="0.19125" calcext:value-type="float">
            <text:p>0.191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13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14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8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15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16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17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1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18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1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19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2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0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2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1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3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2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3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565" calcext:value-type="float">
            <text:p>2.565</text:p>
          </table:table-cell>
          <table:table-cell table:formula="of:=5/60*[.M23]" office:value-type="float" office:value="0.21375" calcext:value-type="float">
            <text:p>0.213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4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4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5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26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09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27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28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29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1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0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1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1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2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2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2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3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3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34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3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35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4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6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37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8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0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39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0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1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1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2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1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3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2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44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2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5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3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6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3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47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4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8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49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0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1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51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2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97" calcext:value-type="float">
            <text:p>2.97</text:p>
          </table:table-cell>
          <table:table-cell table:formula="of:=5/60*[.M53]"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1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4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1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5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2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6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2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57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3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8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3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59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4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7" calcext:value-type="float">
            <text:p>2.7</text:p>
          </table:table-cell>
          <table:table-cell table:formula="of:=5/60*[.M60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4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61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5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2.835" calcext:value-type="float">
            <text:p>2.835</text:p>
          </table:table-cell>
          <table:table-cell table:formula="of:=5/60*[.M62]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2:5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3:0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.135" calcext:value-type="float">
            <text:p>0.135</text:p>
          </table:table-cell>
          <table:table-cell table:formula="of:=5/60*[.M64]" office:value-type="float" office:value="0.01125" calcext:value-type="float">
            <text:p>0.011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13:0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5/60*[.M6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augh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rupt!,</text:p>
          </table:table-cell>
          <table:table-cell table:style-name="Default" office:value-type="string" calcext:value-type="string">
            <text:p>bye</text:p>
          </table:table-cell>
          <table:table-cell table:number-columns-repeated="8"/>
          <table:table-cell table:formula="of:=AVERAGE([.M7:.M62])" office:value-type="float" office:value="2.84223214285714" calcext:value-type="float">
            <text:p>2.8422321429</text:p>
          </table:table-cell>
          <table:table-cell table:formula="of:=SUM([.N1:.N65])" office:value-type="float" office:value="13.275" calcext:value-type="float">
            <text:p>13.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13:25:47.103021531</dc:date>
    <meta:editing-duration>PT9M50S</meta:editing-duration>
    <meta:editing-cycles>1</meta:editing-cycles>
    <meta:document-statistic meta:table-count="1" meta:cell-count="786" meta:object-count="0"/>
    <meta:generator>LibreOffice/4.3.3.2$Linux_ARM_EABI LibreOffice_project/430m0$Build-2</meta:generator>
  </office:meta>
</office:document-meta>
</file>